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2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product.name" xlink:type="simple">product.name</text:a> <text:a xlink:href="python://print_product_uom%20and%20'('%20+%20product.uom_id.name%20+%20')'" xlink:type="simple">unidades</text:a></text:p>
          </table:table-cell>
          <table:table-cell table:style-name="ce2" office:value-type="string" calcext:value-type="string">
            <text:p><text:a xlink:href="python://product.categ_id.complete_name" xlink:type="simple">product.categ_id.complete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formatLang(get_price(product, pricelist, context),monetary=True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2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8:53:50.886274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01-28T18:54:41.709720269</dc:date>
    <meta:editing-duration>PT4H41M4S</meta:editing-duration>
    <meta:editing-cycles>53</meta:editing-cycles>
    <meta:document-statistic meta:table-count="3" meta:cell-count="22" meta:object-count="0"/>
  </office:meta>
</office:document-meta>
</file>